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53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 table:number-columns-repeated="2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4"/>
          <table:table-cell table:style-name="ce36" office:value-type="string" calcext:value-type="string">
            <text:p>435.7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2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2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2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2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2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2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2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2" table:number-columns-repeated="2"/>
          <table:table-cell office:value-type="string" calcext:value-type="string">
            <text:p>13219.8</text:p>
          </table:table-cell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3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.00.0000</text:date>, <text:time style:data-style-name="N2" text:time-value="02:32:20.8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01T02:38:09.952000000</dc:date>
    <meta:editing-duration>P7DT10H2M27S</meta:editing-duration>
    <meta:editing-cycles>2920</meta:editing-cycles>
    <meta:document-statistic meta:table-count="6" meta:cell-count="16598" meta:object-count="0"/>
  </office:meta>
</office:document-meta>
</file>